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, 'Droid Sans Fallback', PowerlineSymbols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12bc" officeooo:paragraph-rsid="001012bc"/>
    </style:style>
    <style:style style:name="P2" style:family="paragraph" style:parent-style-name="Standard">
      <style:text-properties officeooo:rsid="001a2dda" officeooo:paragraph-rsid="0010cdea"/>
    </style:style>
    <style:style style:name="P3" style:family="paragraph" style:parent-style-name="Standard">
      <style:text-properties officeooo:rsid="00210ab1" officeooo:paragraph-rsid="0010cdea"/>
    </style:style>
    <style:style style:name="P4" style:family="paragraph" style:parent-style-name="Standard">
      <style:text-properties officeooo:rsid="0010cdea" officeooo:paragraph-rsid="0010cdea"/>
    </style:style>
    <style:style style:name="P5" style:family="paragraph" style:parent-style-name="Standard" style:list-style-name="L1">
      <style:text-properties officeooo:rsid="00133500" officeooo:paragraph-rsid="00133500"/>
    </style:style>
    <style:style style:name="P6" style:family="paragraph" style:parent-style-name="Standard" style:list-style-name="L1">
      <style:text-properties officeooo:rsid="00133500" officeooo:paragraph-rsid="0013abbe"/>
    </style:style>
    <style:style style:name="P7" style:family="paragraph" style:parent-style-name="Standard" style:list-style-name="L1">
      <style:text-properties officeooo:paragraph-rsid="00133500"/>
    </style:style>
    <style:style style:name="P8" style:family="paragraph" style:parent-style-name="Standard" style:list-style-name="L1">
      <style:text-properties officeooo:paragraph-rsid="00153ba9"/>
    </style:style>
    <style:style style:name="P9" style:family="paragraph" style:parent-style-name="Standard" style:list-style-name="L1">
      <style:text-properties officeooo:rsid="0013abbe" officeooo:paragraph-rsid="0013abbe"/>
    </style:style>
    <style:style style:name="P10" style:family="paragraph" style:parent-style-name="Standard" style:list-style-name="L1">
      <style:text-properties officeooo:rsid="00153ba9" officeooo:paragraph-rsid="00153ba9"/>
    </style:style>
    <style:style style:name="P11" style:family="paragraph" style:parent-style-name="Standard">
      <style:text-properties officeooo:rsid="0016453d" officeooo:paragraph-rsid="0016453d"/>
    </style:style>
    <style:style style:name="P12" style:family="paragraph" style:parent-style-name="Standard">
      <style:text-properties officeooo:rsid="001a2dda" officeooo:paragraph-rsid="0010cdea"/>
    </style:style>
    <style:style style:name="P13" style:family="paragraph" style:parent-style-name="Standard">
      <style:text-properties officeooo:rsid="0010cdea" officeooo:paragraph-rsid="0010cdea"/>
    </style:style>
    <style:style style:name="P14" style:family="paragraph" style:parent-style-name="Standard">
      <style:text-properties officeooo:rsid="0010cdea" officeooo:paragraph-rsid="0016453d"/>
    </style:style>
    <style:style style:name="P15" style:family="paragraph" style:parent-style-name="Standard">
      <style:text-properties officeooo:rsid="0010cdea" officeooo:paragraph-rsid="001775e8"/>
    </style:style>
    <style:style style:name="P16" style:family="paragraph" style:parent-style-name="Standard">
      <style:text-properties officeooo:rsid="0017248e" officeooo:paragraph-rsid="0017248e"/>
    </style:style>
    <style:style style:name="P17" style:family="paragraph" style:parent-style-name="Standard">
      <style:text-properties officeooo:rsid="001b01b1" officeooo:paragraph-rsid="001b01b1"/>
    </style:style>
    <style:style style:name="T1" style:family="text">
      <style:text-properties officeooo:rsid="00115440"/>
    </style:style>
    <style:style style:name="T2" style:family="text">
      <style:text-properties officeooo:rsid="00133500"/>
    </style:style>
    <style:style style:name="T3" style:family="text">
      <style:text-properties officeooo:rsid="0013abbe"/>
    </style:style>
    <style:style style:name="T4" style:family="text">
      <style:text-properties officeooo:rsid="00153ba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5440" style:font-weight-asian="bold" style:font-weight-complex="bold"/>
    </style:style>
    <style:style style:name="T7" style:family="text">
      <style:text-properties officeooo:rsid="00193e44"/>
    </style:style>
    <style:style style:name="T8" style:family="text">
      <style:text-properties officeooo:rsid="001cde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zabadon terjeszthető</text:p>
      <text:p text:style-name="P2"/>
      <text:p text:style-name="P2">1 feladat</text:p>
      <text:p text:style-name="P11"/>
      <text:p text:style-name="P11">Írjon programot <text:span text:style-name="T5">zoldi.py</text:span> néven</text:p>
      <text:p text:style-name="P11">Kérje be egy zöldség nevét. Ha üres a bemenet, a program lépjen ki, ellenkező esetben folytatódjon a program. A program vizsgálja meg, hogy cékla, vöröshagyma vagy karalábé-e a bekért zöldség.</text:p>
      <text:p text:style-name="P11">Ha a három közül valamelyik, akkor írassa ki, hogy „Rendben”, ellenkező esetben „Nincs ilyen zöldség”.</text:p>
      <text:p text:style-name="P2"/>
      <text:p text:style-name="P2"/>
      <text:p text:style-name="P15">2 feladat</text:p>
      <text:p text:style-name="P15"><text:s/></text:p>
      <text:p text:style-name="P16">Írjon programot <text:span text:style-name="T5">zolde.py</text:span> néven.</text:p>
      <text:p text:style-name="P11">Kérjen be zöldségek neveit „vege” végjelig. Csak akkor fogadja el a zöldséget, ha az karalábé, vöröshagyma, cékla vagy paprika. <text:span text:style-name="T7">El nem fogadható zöldség esetén írassa ki: „Nem megfelelő zöldség”, ellenkező esetben „Ok”. </text:span>A program végül írja ki hány darab <text:span text:style-name="T7">elfogadott </text:span>zöldséget kértünk be.</text:p>
      <text:p text:style-name="P14"/>
      <text:p text:style-name="P4"/>
      <text:p text:style-name="P4"/>
      <text:p text:style-name="P4">3 feladat</text:p>
      <text:p text:style-name="P4"/>
      <text:p text:style-name="P17">(Ebben a feladatban több függvény van <text:span text:style-name="T8">a szokásos 2-3 helyet </text:span>a gyakorlás érdekében). </text:p>
      <text:p text:style-name="P4"/>
      <text:p text:style-name="P4">Adott egy <text:span text:style-name="T1">grower</text:span> nevű program a következő fájlokkal. <text:span text:style-name="T6">grower</text:span><text:span text:style-name="T5">.py</text:span>, <text:span text:style-name="T6">product.py</text:span><text:span text:style-name="T1"> és </text:span><text:span text:style-name="T6">product.txt</text:span><text:span text:style-name="T1">. </text:span><text:span text:style-name="T4">A product.txt állományban egy zöldségtermelő zöldségei vannak nyilvántartva. Az első oszlop azonosítókat tartalmaz, a második a zöldségek neveit, a harmadik mennyibe kerül egy kilogramm zöldség az utolsó oszlopban látható hány kilogramm zöldség van.</text:span></text:p>
      <text:p text:style-name="P1"/>
      <text:list xml:id="list3445265810" text:style-name="L1">
        <text:list-item>
          <text:p text:style-name="P7"><text:span text:style-name="T2">Importálja a Product osztályt a product.py fájlból.</text:span></text:p>
        </text:list-item>
        <text:list-item>
          <text:p text:style-name="P5">A Product osztályban vegyen fel egy új adattagot, ami tárolja az azonosítókat „id” néven. Az id konstruktor első paramétereként szerepeljen 0 kezdőértékkel.</text:p>
        </text:list-item>
        <text:list-item>
          <text:p text:style-name="P5">A Grower osztály read_file() metódusában, legyen a products.txt fájl megnyitva olvasásra.</text:p>
        </text:list-item>
        <text:list-item>
          <text:p text:style-name="P5">Példányosítsa a Grower() osztályt a grower.py fájl alján. A példány neve legyen grower.</text:p>
        </text:list-item>
        <text:list-item>
          <text:p text:style-name="P5">A grower példányon <text:span text:style-name="T3">hívja meg a read_file() metódust.</text:span></text:p>
        </text:list-item>
        <text:list-item>
          <text:p text:style-name="P6">A grower példányon <text:span text:style-name="T3">hívja meg a larger() metódust.</text:span></text:p>
        </text:list-item>
        <text:list-item>
          <text:p text:style-name="P6">A grower példányon <text:span text:style-name="T3">hívja meg a calcPepperPrice() metódust.</text:span></text:p>
        </text:list-item>
        <text:list-item>
          <text:p text:style-name="P6">A grower példányon <text:span text:style-name="T3">hívja meg a sumOnionKohlrabiWeight() metódust.</text:span></text:p>
        </text:list-item>
        <text:list-item>
          <text:p text:style-name="P6">A grower példányon <text:span text:style-name="T3">hívja meg a showLargerWeight() metódust.</text:span></text:p>
        </text:list-item>
        <text:list-item>
          <text:p text:style-name="P6">A grower példányon <text:span text:style-name="T3">hívja meg a isHaveKohlrabi() metódust.</text:span></text:p>
        </text:list-item>
        <text:list-item>
          <text:p text:style-name="P6">A grower példányon <text:span text:style-name="T3">hívja meg a moreThenSevenhundred() metódust.</text:span></text:p>
        </text:list-item>
        <text:list-item>
          <text:p text:style-name="P5">A large() metódusban számoltassa ki, melyik a legdrágább zöldség, majd írassa ki az árát.</text:p>
        </text:list-item>
        <text:list-item>
          <text:p text:style-name="P9">A calcPepperPrice() metódusban számoltassa m<text:span text:style-name="T4">ilyen árban </text:span>a paprik<text:span text:style-name="T4">a készleten. (Az ár és mennyiség szorzata).</text:span></text:p>
        </text:list-item>
        <text:list-item>
          <text:p text:style-name="P10">A sumOnionKohlrabiWeight() függvényben számoltass meg milyen tömegű árú van vöröshagymából és karalábéból együtt.</text:p>
        </text:list-item>
        <text:list-item>
          <text:p text:style-name="P10">Írass ki a legnagyobb tömegű zöldség nevét, a showLargerWeight() metódusban.</text:p>
        </text:list-item>
        <text:list-item>
          <text:p text:style-name="P10">Az isHaveKohlrabi() metódusban írassa ki, hogy van-e karalábé.</text:p>
        </text:list-item>
        <text:list-item>
          <text:p text:style-name="P8"><text:span text:style-name="T4">A moreThenSevenhundred() metódusban írassa ki, hány darab zöldség drágább mint 700 Ft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, 'Droid Sans Fallback', PowerlineSymbols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01:07:20.882334532</meta:creation-date>
    <dc:date>2021-12-19T13:56:34.490148540</dc:date>
    <meta:editing-duration>PT49M6S</meta:editing-duration>
    <meta:editing-cycles>13</meta:editing-cycles>
    <meta:generator>LibreOffice/7.2.2.2$Linux_X86_64 LibreOffice_project/02b2acce88a210515b4a5bb2e46cbfb63fe97d56</meta:generator>
    <meta:document-statistic meta:table-count="0" meta:image-count="0" meta:object-count="0" meta:page-count="1" meta:paragraph-count="29" meta:word-count="359" meta:character-count="2476" meta:non-whitespace-character-count="2160"/>
  </office:meta>
</office:document-meta>
</file>